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language="en" fo:country="US"/>
    </style:style>
    <style:style style:name="P2" style:parent-style-name="Normal" style:family="paragraph">
      <style:text-properties fo:font-weight="bold" style:font-weight-asian="bold" style:font-weight-complex="bold" fo:language="en" fo:country="US"/>
    </style:style>
    <style:style style:name="P3" style:parent-style-name="ListParagraph" style:list-style-name="LFO4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10" style:parent-style-name="DefaultParagraphFont" style:family="text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</office:automatic-styles>
  <office:body>
    <office:text text:use-soft-page-breaks="true">
      <text:p text:style-name="P1">Where Am I at</text:p>
      <text:p text:style-name="P2">Establishing baseline</text:p>
      <text:list text:style-name="LFO4" text:continue-numbering="true">
        <text:list-item>
          <text:p text:style-name="P3">Important to establish baseline to reflect the results on</text:p>
        </text:list-item>
      </text:list>
      <text:p text:style-name="P4">I conducted 2 Experiments</text:p>
      <text:p text:style-name="Normal"><text:span text:style-name="T5">For time intervals ranging from 10 Min<text:s/></text:span><text:span text:style-name="T6"></text:span><text:span text:style-name="T7"><text:s/>1 Day<text:s/></text:span></text:p>
      <text:p text:style-name="Normal"><text:span text:style-name="T8">For Windows size ranging from 10<text:s/></text:span><text:span text:style-name="T9"></text:span><text:span text:style-name="T10">100</text:span></text:p>
      <text:p text:style-name="P11">For all different train-test sets</text:p>
      <text:p text:style-name="P12">Run LSTM<text:s/></text:p>
      <text:p text:style-name="P13">First time without Time differencing</text:p>
      <text:p text:style-name="P14">Second With Time Differencing</text:p>
      <text:p text:style-name="P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Symbol"/>
    </style:style>
    <style:style style:name="WW_CharLFO4LVL2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ytug Altin</meta:initial-creator>
    <dc:creator>Aytug Altin</dc:creator>
    <meta:creation-date>2021-11-21T13:59:00Z</meta:creation-date>
    <dc:date>2021-11-21T14:35:00Z</dc:date>
    <meta:template xlink:href="Normal.dotm" xlink:type="simple"/>
    <meta:editing-cycles>1</meta:editing-cycles>
    <meta:editing-duration>PT2160S</meta:editing-duration>
    <meta:document-statistic meta:page-count="1" meta:paragraph-count="1" meta:word-count="47" meta:character-count="317" meta:row-count="2" meta:non-whitespace-character-count="271"/>
  </office:meta>
</office:document-meta>
</file>